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a57" officeooo:paragraph-rsid="00004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commits bien formados para este proyecto consistirán de las siguientes partes:</text:p>
      <text:p text:style-name="P1"/>
      <text:p text:style-name="P1">Nombre.</text:p>
      <text:p text:style-name="P1">Propósito del commit lo más reducido y conciso posible siguiendo la siguiente nomenclatura:</text:p>
      <text:p text:style-name="P1">{Rama} – {Propósito}</text:p>
      <text:p text:style-name="P1"/>
      <text:p text:style-name="P1">Descripción.</text:p>
      <text:p text:style-name="P1">Descripción lo más detallada posible de los cambios realizados en el commit, incluyendo los archivos creados/modificados y el propósito de esto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4-03-09T15:56:36.565000000</dc:date>
    <meta:editing-duration>PT3M28S</meta:editing-duration>
    <meta:editing-cycles>2</meta:editing-cycles>
    <meta:document-statistic meta:table-count="0" meta:image-count="0" meta:object-count="0" meta:page-count="1" meta:paragraph-count="6" meta:word-count="50" meta:character-count="358" meta:non-whitespace-character-count="312"/>
  </office:meta>
</office:document-meta>
</file>